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7.62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oolean in JavaScript</text:p>
          </draw:text-box>
        </draw:frame>
        <draw:frame presentation:style-name="pr2" draw:text-style-name="P1" draw:layer="layout" svg:width="25.199cm" svg:height="7.62cm" svg:x="0cm" svg:y="3.175cm" presentation:class="subtitle" presentation:user-transformed="true">
          <draw:text-box>
            <text:p/>
            <text:p><text:span text:style-name="T1">In JavaScript, a boolean is a primitive data type that represents one of two values: </text:span><text:span text:style-name="T2">true</text:span><text:span text:style-name="T1"> or </text:span><text:span text:style-name="T2">false</text:span><text:span text:style-name="T1">. Booleans are often used for logical operations,conditional statements, and boolean algebra.</text:span></text:p>
            <text:p><text:span text:style-name="T1"/></text:p>
            <text:p><text:span text:style-name="T1"/></text:p>
            <text:p><text:span text:style-name="T2">true</text:span><text:span text:style-name="T1">: Represents a true or affirmative condition.</text:span></text:p>
            <text:p><text:span text:style-name="T2">false</text:span><text:span text:style-name="T1">: Represents a false or negative condition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1">Boolean values are commonly used in conditional statements such as </text:span><text:span text:style-name="T1">if statements to control the flow of a program based on whether a </text:span><text:span text:style-name="T1">certain condition evaluates to true or false.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2"><text:span text:style-name="T3">Conditions where boolean is automatically fal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4">let x = 0;</text:span></text:p>
                <text:p><text:span text:style-name="T4">let x = -0;</text:span></text:p>
                <text:p><text:span text:style-name="T4">let x = "";</text:span></text:p>
                <text:p><text:span text:style-name="T4">let x;</text:span></text:p>
                <text:p><text:span text:style-name="T4">let x = null;</text:span></text:p>
                <text:p><text:span text:style-name="T4">let x = false;</text:span></text:p>
                <text:p><text:span text:style-name="T5">let x = 10 / "Hallo";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7T20:19:36.248050774</meta:creation-date>
    <dc:date>2024-01-07T20:44:41.909845983</dc:date>
    <meta:editing-duration>PT9M45S</meta:editing-duration>
    <meta:editing-cycles>1</meta:editing-cycles>
    <meta:document-statistic meta:object-count="32"/>
    <meta:generator>LibreOffice/7.3.7.2$Linux_X86_64 LibreOffice_project/30$Build-2</meta:generator>
  </office:meta>
</office:document-meta>
</file>